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1033A44F97D09C3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375cm, 3.415cm, 8.136cm, 2.52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21cm" svg:height="20.6cm" svg:x="1.092cm" svg:y="2.691cm">
          <draw:image xlink:href="Pictures/10000000000005E8000007E01033A44F97D09C3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10T15:53:44.212414442</dc:date>
    <meta:editing-duration>PT3M40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